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20.80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Server&quot;;&quot;Client&quot;)" table:allow-empty-cell="true" table:display-list="unsorted" table:base-cell-address="Feuille1.A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end by</text:p>
          </table:table-cell>
          <table:table-cell table:style-name="ce1" office:value-type="string">
            <text:p>Method name</text:p>
          </table:table-cell>
          <table:table-cell table:style-name="ce1" office:value-type="string">
            <text:p>Parameters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_query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auth_answer</text:p>
          </table:table-cell>
          <table:table-cell office:value-type="string">
            <text:p>name, passwor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_result</text:p>
          </table:table-cell>
          <table:table-cell office:value-type="string">
            <text:p>message, is_val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ship</text:p>
          </table:table-cell>
          <table:table-cell office:value-type="string">
            <text:p>Spaceship definition, see user.rb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propellers</text:p>
          </table:table-cell>
          <table:table-cell office:value-type="string">
            <text:p>id, power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doors</text:p>
          </table:table-cell>
          <table:table-cell office:value-type="string">
            <text:p>id, state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object_types_definition</text:p>
          </table:table-cell>
          <table:table-cell office:value-type="string">
            <text:p>types and categories objects + constraints, see functions.rb → get_object_types_definition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build_query</text:p>
          </table:table-cell>
          <table:table-cell office:value-type="string">
            <text:p>type_id, position, size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build_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dd_objec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dismantle_query</text:p>
          </table:table-cell>
          <table:table-cell office:value-type="string">
            <text:p>object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ismantle_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_object</text:p>
          </table:table-cell>
          <table:table-cell office:value-type="string">
            <text:p>object_id, spaceshi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_conten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position</text:p>
          </table:table-cell>
          <table:table-cell office:value-type="string">
            <text:p>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position</text:p>
          </table:table-cell>
          <table:table-cell office:value-type="string">
            <text:p>spaceship_id, 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propellers</text:p>
          </table:table-cell>
          <table:table-cell office:value-type="string">
            <text:p>spaceship_id, id, power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_spaceship</text:p>
          </table:table-cell>
          <table:table-cell office:value-type="string">
            <text:p>Data = spaceshi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item_groups_definition</text:p>
          </table:table-cell>
          <table:table-cell office:value-type="string">
            <text:p>Key = id, value = name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item_types_definition</text:p>
          </table:table-cell>
          <table:table-cell office:value-type="string">
            <text:p>id, name, max_state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move_item_query</text:p>
          </table:table-cell>
          <table:table-cell office:value-type="string">
            <text:p>item_id, building_id, slot_grou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move_item</text:p>
          </table:table-cell>
          <table:table-cell office:value-type="string">
            <text:p>spaceship_id, item_id, target_building_id, target_slot_group_id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achieve_building_query</text:p>
          </table:table-cell>
          <table:table-cell office:value-type="string">
            <text:p>Data = building 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chieve_building</text:p>
          </table:table-cell>
          <table:table-cell office:value-type="string">
            <text:p>spaceship_id, building_id</text:p>
          </table:table-cell>
        </table:table-row>
        <table:table-row table:style-name="ro2" table:number-rows-repeated="1048549">
          <table:table-cell table:content-validation-name="val1"/>
          <table:table-cell table:number-columns-repeated="2"/>
        </table:table-row>
        <table:table-row table:style-name="ro3">
          <table:table-cell table:content-validation-name="val1"/>
          <table:table-cell table:number-columns-repeated="2"/>
        </table:table-row>
        <table:table-row table:style-name="ro3">
          <table:table-cell table:content-validation-name="val1"/>
          <table:table-cell table:number-columns-repeated="2"/>
        </table:table-row>
      </table:table>
      <table:named-expressions/>
      <table:database-ranges>
        <table:database-range table:name="__Anonymous_DB__1" table:target-range-address="Feuille1.A1:Feuille1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 style:data-style-name="N2" text:time-value="0000-00-00T19:45:1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8:40:51</meta:creation-date>
    <meta:generator>LibreOffice/3.6$Linux_X86_64 LibreOffice_project/360m1$Build-2</meta:generator>
    <dc:date>2014-02-18T19:55:39</dc:date>
    <meta:editing-duration>PT2H48M40S</meta:editing-duration>
    <meta:editing-cycles>35</meta:editing-cycles>
    <meta:document-statistic meta:table-count="1" meta:cell-count="72" meta:object-count="0"/>
  </office:meta>
</office:document-meta>
</file>